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6.32pt" svg:height="177.93pt" svg:x="198.79pt" svg:y="94.71pt">
            <draw:object draw:notify-on-update-of-ranges="Sheet1.I3:Sheet1.I7 Sheet1.J3:Sheet1.J7 Sheet1.K3:Sheet1.K7 Sheet1.L3:Sheet1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0.99pt" svg:height="174.93pt" svg:x="533.57pt" svg:y="93.12pt">
            <draw:object draw:notify-on-update-of-ranges="Sheet1.I3:Sheet1.I7 Sheet1.M3:Sheet1.M7 Sheet1.N3:Sheet1.N7 Sheet1.O3:Sheet1.O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4.84pt" svg:height="148.96pt" svg:x="872.33pt" svg:y="107.43pt">
            <draw:object draw:notify-on-update-of-ranges="Sheet1.I3:Sheet1.I7 Sheet1.P3:Sheet1.P7 Sheet1.Q3:Sheet1.Q7 Sheet1.R3:Sheet1.R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81.28pt" svg:height="158.23pt" svg:x="1152.48pt" svg:y="105.22pt">
            <draw:object draw:notify-on-update-of-ranges="Sheet1.I3:Sheet1.I7 Sheet1.S3:Sheet1.S7 Sheet1.T3:Sheet1.T7 Sheet1.U3:Sheet1.U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90.5pt" svg:height="219.66pt" svg:x="166.76pt" svg:y="305.55pt">
            <draw:object draw:notify-on-update-of-ranges="Sheet1.I3:Sheet1.I7 Sheet1.K3:Sheet1.K7 Sheet1.N3:Sheet1.N7 Sheet1.Q3:Sheet1.Q7 Sheet1.T3:Sheet1.T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79.13pt" svg:height="213.25pt" svg:x="595.25pt" svg:y="301.75pt">
            <draw:object draw:notify-on-update-of-ranges="Sheet1.I3:Sheet1.I7 Sheet1.J3:Sheet1.J7 Sheet1.M3:Sheet1.M7 Sheet1.P3:Sheet1.P7 Sheet1.S3:Sheet1.S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95.18pt" svg:height="222.26pt" svg:x="997.99pt" svg:y="304.75pt">
            <draw:object draw:notify-on-update-of-ranges="Sheet1.I3:Sheet1.I7 Sheet1.L3:Sheet1.L7 Sheet1.O3:Sheet1.O7 Sheet1.R3:Sheet1.R7 Sheet1.U3:Sheet1.U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10"/>
          <table:table-cell office:value-type="string" calcext:value-type="string">
            <text:p>Lib</text:p>
          </table:table-cell>
          <table:table-cell table:number-columns-repeated="2"/>
          <table:table-cell office:value-type="string" calcext:value-type="string">
            <text:p>Proc</text:p>
          </table:table-cell>
          <table:table-cell table:number-columns-repeated="2"/>
          <table:table-cell office:value-type="string" calcext:value-type="string">
            <text:p>ProcC</text:p>
          </table:table-cell>
          <table:table-cell/>
          <table:table-cell office:value-type="string" calcext:value-type="string">
            <text:p>ProcCF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371.89591" calcext:value-type="float">
            <text:p>3371.89591</text:p>
          </table:table-cell>
          <table:table-cell office:value-type="float" office:value="73590.16271" calcext:value-type="float">
            <text:p>73590.16271</text:p>
          </table:table-cell>
          <table:table-cell office:value-type="float" office:value="625.22845" calcext:value-type="float">
            <text:p>625.22845</text:p>
          </table:table-cell>
          <table:table-cell office:value-type="float" office:value="1240.87897" calcext:value-type="float">
            <text:p>1240.87897</text:p>
          </table:table-cell>
          <table:table-cell office:value-type="float" office:value="143384.64089" calcext:value-type="float">
            <text:p>143384.64089</text:p>
          </table:table-cell>
          <table:table-cell office:value-type="float" office:value="830.50221" calcext:value-type="float">
            <text:p>830.50221</text:p>
          </table:table-cell>
          <table:table-cell office:value-type="float" office:value="1143.88886" calcext:value-type="float">
            <text:p>1143.88886</text:p>
          </table:table-cell>
          <table:table-cell office:value-type="float" office:value="67814.02525" calcext:value-type="float">
            <text:p>67814.02525</text:p>
          </table:table-cell>
          <table:table-cell office:value-type="float" office:value="710.61034" calcext:value-type="float">
            <text:p>710.61034</text:p>
          </table:table-cell>
          <table:table-cell office:value-type="float" office:value="1160.01776" calcext:value-type="float">
            <text:p>1160.01776</text:p>
          </table:table-cell>
          <table:table-cell office:value-type="float" office:value="62116.60052" calcext:value-type="float">
            <text:p>62116.60052</text:p>
          </table:table-cell>
          <table:table-cell office:value-type="float" office:value="107.53873" calcext:value-type="float">
            <text:p>107.53873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3671.75558" calcext:value-type="float">
            <text:p>3671.75558</text:p>
          </table:table-cell>
          <table:table-cell office:value-type="float" office:value="133713.81086" calcext:value-type="float">
            <text:p>133713.81086</text:p>
          </table:table-cell>
          <table:table-cell office:value-type="float" office:value="1243.69035" calcext:value-type="float">
            <text:p>1243.69035</text:p>
          </table:table-cell>
          <table:table-cell office:value-type="float" office:value="1201.27296" calcext:value-type="float">
            <text:p>1201.27296</text:p>
          </table:table-cell>
          <table:table-cell office:value-type="float" office:value="258666.49723" calcext:value-type="float">
            <text:p>258666.49723</text:p>
          </table:table-cell>
          <table:table-cell office:value-type="float" office:value="1603.00704" calcext:value-type="float">
            <text:p>1603.00704</text:p>
          </table:table-cell>
          <table:table-cell office:value-type="float" office:value="1165.92254" calcext:value-type="float">
            <text:p>1165.92254</text:p>
          </table:table-cell>
          <table:table-cell office:value-type="float" office:value="114375.11366" calcext:value-type="float">
            <text:p>114375.11366</text:p>
          </table:table-cell>
          <table:table-cell office:value-type="float" office:value="1345.40581" calcext:value-type="float">
            <text:p>1345.40581</text:p>
          </table:table-cell>
          <table:table-cell office:value-type="float" office:value="1224.1892" calcext:value-type="float">
            <text:p>1224.1892</text:p>
          </table:table-cell>
          <table:table-cell office:value-type="float" office:value="115216.22077" calcext:value-type="float">
            <text:p>115216.22077</text:p>
          </table:table-cell>
          <table:table-cell office:value-type="float" office:value="249.17911" calcext:value-type="float">
            <text:p>249.17911</text:p>
          </table:table-cell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790.51915" calcext:value-type="float">
            <text:p>3790.51915</text:p>
          </table:table-cell>
          <table:table-cell office:value-type="float" office:value="183250.96198" calcext:value-type="float">
            <text:p>183250.96198</text:p>
          </table:table-cell>
          <table:table-cell office:value-type="float" office:value="1926.1494" calcext:value-type="float">
            <text:p>1926.1494</text:p>
          </table:table-cell>
          <table:table-cell office:value-type="float" office:value="1144.98749" calcext:value-type="float">
            <text:p>1144.98749</text:p>
          </table:table-cell>
          <table:table-cell office:value-type="float" office:value="372219.1018" calcext:value-type="float">
            <text:p>372219.1018</text:p>
          </table:table-cell>
          <table:table-cell office:value-type="float" office:value="2306.06015" calcext:value-type="float">
            <text:p>2306.06015</text:p>
          </table:table-cell>
          <table:table-cell office:value-type="float" office:value="1190.68036" calcext:value-type="float">
            <text:p>1190.68036</text:p>
          </table:table-cell>
          <table:table-cell office:value-type="float" office:value="169740.27862" calcext:value-type="float">
            <text:p>169740.27862</text:p>
          </table:table-cell>
          <table:table-cell office:value-type="float" office:value="1663.5894" calcext:value-type="float">
            <text:p>1663.5894</text:p>
          </table:table-cell>
          <table:table-cell office:value-type="float" office:value="1264.35393" calcext:value-type="float">
            <text:p>1264.35393</text:p>
          </table:table-cell>
          <table:table-cell office:value-type="float" office:value="182508.77815" calcext:value-type="float">
            <text:p>182508.77815</text:p>
          </table:table-cell>
          <table:table-cell office:value-type="float" office:value="329.4536" calcext:value-type="float">
            <text:p>329.4536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3939.57843" calcext:value-type="float">
            <text:p>3939.57843</text:p>
          </table:table-cell>
          <table:table-cell office:value-type="float" office:value="239920.98377" calcext:value-type="float">
            <text:p>239920.98377</text:p>
          </table:table-cell>
          <table:table-cell office:value-type="float" office:value="2605.50552" calcext:value-type="float">
            <text:p>2605.50552</text:p>
          </table:table-cell>
          <table:table-cell office:value-type="float" office:value="1112.9118" calcext:value-type="float">
            <text:p>1112.9118</text:p>
          </table:table-cell>
          <table:table-cell office:value-type="float" office:value="473229.93243" calcext:value-type="float">
            <text:p>473229.93243</text:p>
          </table:table-cell>
          <table:table-cell office:value-type="float" office:value="3068.85069" calcext:value-type="float">
            <text:p>3068.85069</text:p>
          </table:table-cell>
          <table:table-cell office:value-type="float" office:value="1154.99585" calcext:value-type="float">
            <text:p>1154.99585</text:p>
          </table:table-cell>
          <table:table-cell office:value-type="float" office:value="207915.46763" calcext:value-type="float">
            <text:p>207915.46763</text:p>
          </table:table-cell>
          <table:table-cell office:value-type="float" office:value="2001.79078" calcext:value-type="float">
            <text:p>2001.79078</text:p>
          </table:table-cell>
          <table:table-cell office:value-type="float" office:value="1201.27749" calcext:value-type="float">
            <text:p>1201.27749</text:p>
          </table:table-cell>
          <table:table-cell office:value-type="float" office:value="236272.34997" calcext:value-type="float">
            <text:p>236272.34997</text:p>
          </table:table-cell>
          <table:table-cell office:value-type="float" office:value="496.12744" calcext:value-type="float">
            <text:p>496.12744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4530.03768" calcext:value-type="float">
            <text:p>4530.03768</text:p>
          </table:table-cell>
          <table:table-cell office:value-type="float" office:value="294091.97749" calcext:value-type="float">
            <text:p>294091.97749</text:p>
          </table:table-cell>
          <table:table-cell office:value-type="float" office:value="3320.21073" calcext:value-type="float">
            <text:p>3320.21073</text:p>
          </table:table-cell>
          <table:table-cell office:value-type="float" office:value="1201.88726" calcext:value-type="float">
            <text:p>1201.88726</text:p>
          </table:table-cell>
          <table:table-cell office:value-type="float" office:value="687076.30988" calcext:value-type="float">
            <text:p>687076.30988</text:p>
          </table:table-cell>
          <table:table-cell office:value-type="float" office:value="4452.24342" calcext:value-type="float">
            <text:p>4452.24342</text:p>
          </table:table-cell>
          <table:table-cell office:value-type="float" office:value="1164.29513" calcext:value-type="float">
            <text:p>1164.29513</text:p>
          </table:table-cell>
          <table:table-cell office:value-type="float" office:value="294531.02452" calcext:value-type="float">
            <text:p>294531.02452</text:p>
          </table:table-cell>
          <table:table-cell office:value-type="float" office:value="2546.47524" calcext:value-type="float">
            <text:p>2546.47524</text:p>
          </table:table-cell>
          <table:table-cell office:value-type="float" office:value="1257.4376" calcext:value-type="float">
            <text:p>1257.4376</text:p>
          </table:table-cell>
          <table:table-cell office:value-type="float" office:value="330813.62297" calcext:value-type="float">
            <text:p>330813.62297</text:p>
          </table:table-cell>
          <table:table-cell office:value-type="float" office:value="560.25445" calcext:value-type="float">
            <text:p>560.25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0:41:24.019146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4:02:31.637028295</meta:creation-date>
    <dc:date>2019-08-09T11:23:24.376818864</dc:date>
    <meta:editing-duration>PT1H2M49S</meta:editing-duration>
    <meta:editing-cycles>8</meta:editing-cycles>
    <meta:generator>LibreOffice/6.0.7.3$Linux_X86_64 LibreOffice_project/00m0$Build-3</meta:generator>
    <meta:document-statistic meta:table-count="1" meta:cell-count="8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6cm" svg:height="6.278cm" xlink:href=".." xlink:type="simple" chart:class="chart:line" chart:style-name="ch1">
        <chart:title svg:x="5.206cm" svg:y="0.261cm" chart:style-name="ch2">
          <text:p>Lib</text:p>
        </chart:title>
        <chart:legend chart:legend-position="end" svg:x="9.155cm" svg:y="2.342cm" style:legend-expansion="high" chart:style-name="ch3"/>
        <chart:plot-area chart:style-name="ch4" table:cell-range-address="Sheet1.I3:Sheet1.L7" chart:data-source-has-labels="both" svg:x="1.234cm" svg:y="1.165cm" svg:width="7.698cm" svg:height="4.007cm">
          <chartooo:coordinate-region svg:x="2.596cm" svg:y="1.364cm" svg:width="6.149cm" svg:height="3.161cm"/>
          <chart:axis chart:dimension="x" chart:name="primary-x" chart:style-name="ch5" chartooo:axis-type="auto">
            <chartooo:date-scale/>
            <chart:title svg:x="3.478cm" svg:y="5.297cm" chart:style-name="ch6">
              <text:p>Input file size (k rows)</text:p>
            </chart:title>
            <chart:categories table:cell-range-address="Sheet1.I3:Sheet1.I7"/>
          </chart:axis>
          <chart:axis chart:dimension="y" chart:name="primary-y" chart:style-name="ch5">
            <chart:title svg:x="0.451cm" svg:y="4.231cm" chart:style-name="ch7">
              <text:p>microseconds</text:p>
            </chart:title>
            <chart:grid chart:style-name="ch8" chart:class="major"/>
          </chart:axis>
          <chart:series chart:style-name="ch9" chart:values-cell-range-address="Sheet1.J3:Sheet1.J7" loext:label-string="prep" chart:class="chart:line">
            <chart:data-point chart:repeated="5"/>
          </chart:series>
          <chart:series chart:style-name="ch10" chart:values-cell-range-address="Sheet1.K3:Sheet1.K7" loext:label-string="read" chart:class="chart:line">
            <chart:data-point chart:repeated="5"/>
          </chart:series>
          <chart:series chart:style-name="ch11" chart:values-cell-range-address="Sheet1.L3:Sheet1.L7" loext:label-string="proc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</table:table-cell>
              <table:table-cell office:value-type="string">
                <text:p>read</text:p>
              </table:table-cell>
              <table:table-cell office:value-type="string">
                <text:p>pro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3371.89591">
                <text:p>3371.89591</text:p>
                <draw:g>
                  <svg:desc>Sheet1.J3:Sheet1.J7</svg:desc>
                </draw:g>
              </table:table-cell>
              <table:table-cell office:value-type="float" office:value="73590.16271">
                <text:p>73590.16271</text:p>
                <draw:g>
                  <svg:desc>Sheet1.K3:Sheet1.K7</svg:desc>
                </draw:g>
              </table:table-cell>
              <table:table-cell office:value-type="float" office:value="625.22845">
                <text:p>625.22845</text:p>
                <draw:g>
                  <svg:desc>Sheet1.L3:Sheet1.L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671.75558">
                <text:p>3671.75558</text:p>
              </table:table-cell>
              <table:table-cell office:value-type="float" office:value="133713.81086">
                <text:p>133713.81086</text:p>
              </table:table-cell>
              <table:table-cell office:value-type="float" office:value="1243.69035">
                <text:p>1243.690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90.51915">
                <text:p>3790.51915</text:p>
              </table:table-cell>
              <table:table-cell office:value-type="float" office:value="183250.96198">
                <text:p>183250.96198</text:p>
              </table:table-cell>
              <table:table-cell office:value-type="float" office:value="1926.1494">
                <text:p>1926.14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39.57843">
                <text:p>3939.57843</text:p>
              </table:table-cell>
              <table:table-cell office:value-type="float" office:value="239920.98377">
                <text:p>239920.98377</text:p>
              </table:table-cell>
              <table:table-cell office:value-type="float" office:value="2605.50552">
                <text:p>2605.505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30.03768">
                <text:p>4530.03768</text:p>
              </table:table-cell>
              <table:table-cell office:value-type="float" office:value="294091.97749">
                <text:p>294091.97749</text:p>
              </table:table-cell>
              <table:table-cell office:value-type="float" office:value="3320.21073">
                <text:p>3320.21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72cm" svg:height="6.172cm" xlink:href=".." xlink:type="simple" chart:class="chart:line" chart:style-name="ch1">
        <chart:title svg:x="4.384cm" svg:y="0.259cm" chart:style-name="ch2">
          <text:p>Processor</text:p>
        </chart:title>
        <chart:legend chart:legend-position="end" svg:x="8.967cm" svg:y="2.289cm" style:legend-expansion="high" chart:style-name="ch3"/>
        <chart:plot-area chart:style-name="ch4" table:cell-range-address="Sheet1.I3:Sheet1.I7 Sheet1.M3:Sheet1.O7" chart:data-source-has-labels="both" svg:x="1.23cm" svg:y="1.161cm" svg:width="7.518cm" svg:height="3.907cm">
          <chartooo:coordinate-region svg:x="2.592cm" svg:y="1.361cm" svg:width="5.969cm" svg:height="3.06cm"/>
          <chart:axis chart:dimension="x" chart:name="primary-x" chart:style-name="ch5" chartooo:axis-type="auto">
            <chartooo:date-scale/>
            <chart:title svg:x="3.384cm" svg:y="5.191cm" chart:style-name="ch6">
              <text:p>Input file size (k rows)</text:p>
            </chart:title>
            <chart:categories table:cell-range-address="Sheet1.I3:Sheet1.I7"/>
          </chart:axis>
          <chart:axis chart:dimension="y" chart:name="primary-y" chart:style-name="ch5">
            <chart:title svg:x="0.451cm" svg:y="4.177cm" chart:style-name="ch7">
              <text:p>microseconds</text:p>
            </chart:title>
            <chart:grid chart:style-name="ch8" chart:class="major"/>
          </chart:axis>
          <chart:series chart:style-name="ch9" chart:values-cell-range-address="Sheet1.M3:Sheet1.M7" loext:label-string="prep" chart:class="chart:line">
            <chart:data-point chart:repeated="5"/>
          </chart:series>
          <chart:series chart:style-name="ch10" chart:values-cell-range-address="Sheet1.N3:Sheet1.N7" loext:label-string="read" chart:class="chart:line">
            <chart:data-point chart:repeated="5"/>
          </chart:series>
          <chart:series chart:style-name="ch11" chart:values-cell-range-address="Sheet1.O3:Sheet1.O7" loext:label-string="proc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</table:table-cell>
              <table:table-cell office:value-type="string">
                <text:p>read</text:p>
              </table:table-cell>
              <table:table-cell office:value-type="string">
                <text:p>pro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1240.87897">
                <text:p>1240.87897</text:p>
                <draw:g>
                  <svg:desc>Sheet1.M3:Sheet1.M7</svg:desc>
                </draw:g>
              </table:table-cell>
              <table:table-cell office:value-type="float" office:value="143384.64089">
                <text:p>143384.64089</text:p>
                <draw:g>
                  <svg:desc>Sheet1.N3:Sheet1.N7</svg:desc>
                </draw:g>
              </table:table-cell>
              <table:table-cell office:value-type="float" office:value="830.50221">
                <text:p>830.50221</text:p>
                <draw:g>
                  <svg:desc>Sheet1.O3:Sheet1.O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01.27296">
                <text:p>1201.27296</text:p>
              </table:table-cell>
              <table:table-cell office:value-type="float" office:value="258666.49723">
                <text:p>258666.49723</text:p>
              </table:table-cell>
              <table:table-cell office:value-type="float" office:value="1603.00704">
                <text:p>1603.007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44.98749">
                <text:p>1144.98749</text:p>
              </table:table-cell>
              <table:table-cell office:value-type="float" office:value="372219.1018">
                <text:p>372219.1018</text:p>
              </table:table-cell>
              <table:table-cell office:value-type="float" office:value="2306.06015">
                <text:p>2306.060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12.9118">
                <text:p>1112.9118</text:p>
              </table:table-cell>
              <table:table-cell office:value-type="float" office:value="473229.93243">
                <text:p>473229.93243</text:p>
              </table:table-cell>
              <table:table-cell office:value-type="float" office:value="3068.85069">
                <text:p>3068.850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01.88726">
                <text:p>1201.88726</text:p>
              </table:table-cell>
              <table:table-cell office:value-type="float" office:value="687076.30988">
                <text:p>687076.30988</text:p>
              </table:table-cell>
              <table:table-cell office:value-type="float" office:value="4452.24342">
                <text:p>4452.24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344cm" svg:height="5.256cm" xlink:href=".." xlink:type="simple" chart:class="chart:line" chart:style-name="ch1">
        <chart:title svg:x="2.088cm" svg:y="0.241cm" chart:style-name="ch2">
          <text:p>Processor + column filter</text:p>
        </chart:title>
        <chart:legend chart:legend-position="end" svg:x="7.339cm" svg:y="1.831cm" style:legend-expansion="high" chart:style-name="ch3"/>
        <chart:plot-area chart:style-name="ch4" table:cell-range-address="Sheet1.I3:Sheet1.I7 Sheet1.P3:Sheet1.R7" chart:data-source-has-labels="both" svg:x="1.197cm" svg:y="1.125cm" svg:width="5.956cm" svg:height="3.045cm">
          <chartooo:coordinate-region svg:x="2.559cm" svg:y="1.325cm" svg:width="4.407cm" svg:height="2.198cm"/>
          <chart:axis chart:dimension="x" chart:name="primary-x" chart:style-name="ch5" chartooo:axis-type="auto">
            <chartooo:date-scale/>
            <chart:title svg:x="2.57cm" svg:y="4.275cm" chart:style-name="ch6">
              <text:p>Input file size (k rows)</text:p>
            </chart:title>
            <chart:categories table:cell-range-address="Sheet1.I3:Sheet1.I7"/>
          </chart:axis>
          <chart:axis chart:dimension="y" chart:name="primary-y" chart:style-name="ch5">
            <chart:title svg:x="0.451cm" svg:y="3.71cm" chart:style-name="ch7">
              <text:p>microseconds</text:p>
            </chart:title>
            <chart:grid chart:style-name="ch8" chart:class="major"/>
          </chart:axis>
          <chart:series chart:style-name="ch9" chart:values-cell-range-address="Sheet1.P3:Sheet1.P7" loext:label-string="prep" chart:class="chart:line">
            <chart:data-point chart:repeated="5"/>
          </chart:series>
          <chart:series chart:style-name="ch10" chart:values-cell-range-address="Sheet1.Q3:Sheet1.Q7" loext:label-string="read" chart:class="chart:line">
            <chart:data-point chart:repeated="5"/>
          </chart:series>
          <chart:series chart:style-name="ch11" chart:values-cell-range-address="Sheet1.R3:Sheet1.R7" loext:label-string="proc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</table:table-cell>
              <table:table-cell office:value-type="string">
                <text:p>read</text:p>
              </table:table-cell>
              <table:table-cell office:value-type="string">
                <text:p>pro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1143.88886">
                <text:p>1143.88886</text:p>
                <draw:g>
                  <svg:desc>Sheet1.P3:Sheet1.P7</svg:desc>
                </draw:g>
              </table:table-cell>
              <table:table-cell office:value-type="float" office:value="67814.02525">
                <text:p>67814.02525</text:p>
                <draw:g>
                  <svg:desc>Sheet1.Q3:Sheet1.Q7</svg:desc>
                </draw:g>
              </table:table-cell>
              <table:table-cell office:value-type="float" office:value="710.61034">
                <text:p>710.61034</text:p>
                <draw:g>
                  <svg:desc>Sheet1.R3:Sheet1.R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65.92254">
                <text:p>1165.92254</text:p>
              </table:table-cell>
              <table:table-cell office:value-type="float" office:value="114375.11366">
                <text:p>114375.11366</text:p>
              </table:table-cell>
              <table:table-cell office:value-type="float" office:value="1345.40581">
                <text:p>1345.405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90.68036">
                <text:p>1190.68036</text:p>
              </table:table-cell>
              <table:table-cell office:value-type="float" office:value="169740.27862">
                <text:p>169740.27862</text:p>
              </table:table-cell>
              <table:table-cell office:value-type="float" office:value="1663.5894">
                <text:p>1663.58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54.99585">
                <text:p>1154.99585</text:p>
              </table:table-cell>
              <table:table-cell office:value-type="float" office:value="207915.46763">
                <text:p>207915.46763</text:p>
              </table:table-cell>
              <table:table-cell office:value-type="float" office:value="2001.79078">
                <text:p>2001.790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64.29513">
                <text:p>1164.29513</text:p>
              </table:table-cell>
              <table:table-cell office:value-type="float" office:value="294531.02452">
                <text:p>294531.02452</text:p>
              </table:table-cell>
              <table:table-cell office:value-type="float" office:value="2546.47524">
                <text:p>2546.475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924cm" svg:height="5.583cm" xlink:href=".." xlink:type="simple" chart:class="chart:line" chart:style-name="ch1">
        <chart:title svg:x="1.254cm" svg:y="0.247cm" chart:style-name="ch2">
          <text:p>Processor + column filter + row filter</text:p>
        </chart:title>
        <chart:legend chart:legend-position="end" svg:x="7.919cm" svg:y="1.994cm" style:legend-expansion="high" chart:style-name="ch3"/>
        <chart:plot-area chart:style-name="ch4" table:cell-range-address="Sheet1.I3:Sheet1.I7 Sheet1.S3:Sheet1.U7" chart:data-source-has-labels="both" svg:x="1.209cm" svg:y="1.137cm" svg:width="6.512cm" svg:height="3.354cm">
          <chartooo:coordinate-region svg:x="2.571cm" svg:y="1.336cm" svg:width="4.963cm" svg:height="2.508cm"/>
          <chart:axis chart:dimension="x" chart:name="primary-x" chart:style-name="ch5" chartooo:axis-type="auto">
            <chartooo:date-scale/>
            <chart:title svg:x="2.86cm" svg:y="4.602cm" chart:style-name="ch6">
              <text:p>Input file size (k rows)</text:p>
            </chart:title>
            <chart:categories table:cell-range-address="Sheet1.I3:Sheet1.I7"/>
          </chart:axis>
          <chart:axis chart:dimension="y" chart:name="primary-y" chart:style-name="ch5">
            <chart:title svg:x="0.451cm" svg:y="3.877cm" chart:style-name="ch7">
              <text:p>microseconds</text:p>
            </chart:title>
            <chart:grid chart:style-name="ch8" chart:class="major"/>
          </chart:axis>
          <chart:series chart:style-name="ch9" chart:values-cell-range-address="Sheet1.S3:Sheet1.S7" loext:label-string="prep" chart:class="chart:line">
            <chart:data-point chart:repeated="5"/>
          </chart:series>
          <chart:series chart:style-name="ch10" chart:values-cell-range-address="Sheet1.T3:Sheet1.T7" loext:label-string="read" chart:class="chart:line">
            <chart:data-point chart:repeated="5"/>
          </chart:series>
          <chart:series chart:style-name="ch11" chart:values-cell-range-address="Sheet1.U3:Sheet1.U7" loext:label-string="proc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</table:table-cell>
              <table:table-cell office:value-type="string">
                <text:p>read</text:p>
              </table:table-cell>
              <table:table-cell office:value-type="string">
                <text:p>pro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1160.01776">
                <text:p>1160.01776</text:p>
                <draw:g>
                  <svg:desc>Sheet1.S3:Sheet1.S7</svg:desc>
                </draw:g>
              </table:table-cell>
              <table:table-cell office:value-type="float" office:value="62116.60052">
                <text:p>62116.60052</text:p>
                <draw:g>
                  <svg:desc>Sheet1.T3:Sheet1.T7</svg:desc>
                </draw:g>
              </table:table-cell>
              <table:table-cell office:value-type="float" office:value="107.53873">
                <text:p>107.53873</text:p>
                <draw:g>
                  <svg:desc>Sheet1.U3:Sheet1.U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4.1892">
                <text:p>1224.1892</text:p>
              </table:table-cell>
              <table:table-cell office:value-type="float" office:value="115216.22077">
                <text:p>115216.22077</text:p>
              </table:table-cell>
              <table:table-cell office:value-type="float" office:value="249.17911">
                <text:p>249.179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64.35393">
                <text:p>1264.35393</text:p>
              </table:table-cell>
              <table:table-cell office:value-type="float" office:value="182508.77815">
                <text:p>182508.77815</text:p>
              </table:table-cell>
              <table:table-cell office:value-type="float" office:value="329.4536">
                <text:p>329.45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1.27749">
                <text:p>1201.27749</text:p>
              </table:table-cell>
              <table:table-cell office:value-type="float" office:value="236272.34997">
                <text:p>236272.34997</text:p>
              </table:table-cell>
              <table:table-cell office:value-type="float" office:value="496.12744">
                <text:p>496.127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57.4376">
                <text:p>1257.4376</text:p>
              </table:table-cell>
              <table:table-cell office:value-type="float" office:value="330813.62297">
                <text:p>330813.62297</text:p>
              </table:table-cell>
              <table:table-cell office:value-type="float" office:value="560.25445">
                <text:p>560.254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77cm" svg:height="7.75cm" xlink:href=".." xlink:type="simple" chart:class="chart:line" chart:style-name="ch1">
        <chart:title svg:x="4.582cm" svg:y="0.291cm" chart:style-name="ch2">
          <text:p>Read time comparison</text:p>
        </chart:title>
        <chart:legend chart:legend-position="end" svg:x="11.48cm" svg:y="2.829cm" style:legend-expansion="high" chart:style-name="ch3"/>
        <chart:plot-area chart:style-name="ch4" table:cell-range-address="Sheet1.I3:Sheet1.I7 Sheet1.K3:Sheet1.K7 Sheet1.N3:Sheet1.N7 Sheet1.Q3:Sheet1.Q7 Sheet1.T3:Sheet1.T7" chart:data-source-has-labels="both" svg:x="1.286cm" svg:y="1.225cm" svg:width="9.919cm" svg:height="5.389cm">
          <chartooo:coordinate-region svg:x="2.648cm" svg:y="1.425cm" svg:width="8.37cm" svg:height="4.542cm"/>
          <chart:axis chart:dimension="x" chart:name="primary-x" chart:style-name="ch5" chartooo:axis-type="auto">
            <chartooo:date-scale/>
            <chart:title svg:x="5.725cm" svg:y="6.769cm" chart:style-name="ch6">
              <text:p>k rows</text:p>
            </chart:title>
            <chart:categories table:cell-range-address="Sheet1.I3:Sheet1.I7"/>
          </chart:axis>
          <chart:axis chart:dimension="y" chart:name="primary-y" chart:style-name="ch5">
            <chart:title svg:x="0.451cm" svg:y="4.982cm" chart:style-name="ch7">
              <text:p>microseconds</text:p>
            </chart:title>
            <chart:grid chart:style-name="ch8" chart:class="major"/>
          </chart:axis>
          <chart:series chart:style-name="ch9" chart:values-cell-range-address="Sheet1.K3:Sheet1.K7" loext:label-string="lib" chart:class="chart:line">
            <chart:data-point chart:repeated="5"/>
          </chart:series>
          <chart:series chart:style-name="ch10" chart:values-cell-range-address="Sheet1.N3:Sheet1.N7" loext:label-string="proc" chart:class="chart:line">
            <chart:data-point chart:repeated="5"/>
          </chart:series>
          <chart:series chart:style-name="ch11" chart:values-cell-range-address="Sheet1.Q3:Sheet1.Q7" loext:label-string="procc" chart:class="chart:line">
            <chart:data-point chart:repeated="5"/>
          </chart:series>
          <chart:series chart:style-name="ch12" chart:values-cell-range-address="Sheet1.T3:Sheet1.T7" loext:label-string="proccf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proc</text:p>
              </table:table-cell>
              <table:table-cell office:value-type="string">
                <text:p>procc</text:p>
              </table:table-cell>
              <table:table-cell office:value-type="string">
                <text:p>procc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73590.16271">
                <text:p>73590.16271</text:p>
                <draw:g>
                  <svg:desc>Sheet1.K3:Sheet1.K7</svg:desc>
                </draw:g>
              </table:table-cell>
              <table:table-cell office:value-type="float" office:value="143384.64089">
                <text:p>143384.64089</text:p>
                <draw:g>
                  <svg:desc>Sheet1.N3:Sheet1.N7</svg:desc>
                </draw:g>
              </table:table-cell>
              <table:table-cell office:value-type="float" office:value="67814.02525">
                <text:p>67814.02525</text:p>
                <draw:g>
                  <svg:desc>Sheet1.Q3:Sheet1.Q7</svg:desc>
                </draw:g>
              </table:table-cell>
              <table:table-cell office:value-type="float" office:value="62116.60052">
                <text:p>62116.60052</text:p>
                <draw:g>
                  <svg:desc>Sheet1.T3:Sheet1.T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3713.81086">
                <text:p>133713.81086</text:p>
              </table:table-cell>
              <table:table-cell office:value-type="float" office:value="258666.49723">
                <text:p>258666.49723</text:p>
              </table:table-cell>
              <table:table-cell office:value-type="float" office:value="114375.11366">
                <text:p>114375.11366</text:p>
              </table:table-cell>
              <table:table-cell office:value-type="float" office:value="115216.22077">
                <text:p>115216.220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3250.96198">
                <text:p>183250.96198</text:p>
              </table:table-cell>
              <table:table-cell office:value-type="float" office:value="372219.1018">
                <text:p>372219.1018</text:p>
              </table:table-cell>
              <table:table-cell office:value-type="float" office:value="169740.27862">
                <text:p>169740.27862</text:p>
              </table:table-cell>
              <table:table-cell office:value-type="float" office:value="182508.77815">
                <text:p>182508.778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9920.98377">
                <text:p>239920.98377</text:p>
              </table:table-cell>
              <table:table-cell office:value-type="float" office:value="473229.93243">
                <text:p>473229.93243</text:p>
              </table:table-cell>
              <table:table-cell office:value-type="float" office:value="207915.46763">
                <text:p>207915.46763</text:p>
              </table:table-cell>
              <table:table-cell office:value-type="float" office:value="236272.34997">
                <text:p>236272.349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4091.97749">
                <text:p>294091.97749</text:p>
              </table:table-cell>
              <table:table-cell office:value-type="float" office:value="687076.30988">
                <text:p>687076.30988</text:p>
              </table:table-cell>
              <table:table-cell office:value-type="float" office:value="294531.02452">
                <text:p>294531.02452</text:p>
              </table:table-cell>
              <table:table-cell office:value-type="float" office:value="330813.62297">
                <text:p>330813.622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76cm" svg:height="7.524cm" xlink:href=".." xlink:type="simple" chart:class="chart:line" chart:style-name="ch1">
        <chart:title svg:x="4.435cm" svg:y="0.286cm" chart:style-name="ch2">
          <text:p>Prep time comparison</text:p>
        </chart:title>
        <chart:legend chart:legend-position="end" svg:x="11.079cm" svg:y="2.716cm" style:legend-expansion="high" chart:style-name="ch3"/>
        <chart:plot-area chart:style-name="ch4" table:cell-range-address="Sheet1.I3:Sheet1.J7 Sheet1.M3:Sheet1.M7 Sheet1.P3:Sheet1.P7 Sheet1.S3:Sheet1.S7" chart:data-source-has-labels="both" svg:x="1.278cm" svg:y="1.215cm" svg:width="9.534cm" svg:height="5.178cm">
          <chartooo:coordinate-region svg:x="2.27cm" svg:y="1.414cm" svg:width="8.355cm" svg:height="4.332cm"/>
          <chart:axis chart:dimension="x" chart:name="primary-x" chart:style-name="ch5" chartooo:axis-type="auto">
            <chartooo:date-scale/>
            <chart:title svg:x="5.525cm" svg:y="6.543cm" chart:style-name="ch6">
              <text:p>k rows</text:p>
            </chart:title>
            <chart:categories table:cell-range-address="Sheet1.I3:Sheet1.I7"/>
          </chart:axis>
          <chart:axis chart:dimension="y" chart:name="primary-y" chart:style-name="ch5">
            <chart:title svg:x="0.451cm" svg:y="4.867cm" chart:style-name="ch7">
              <text:p>microseconds</text:p>
            </chart:title>
            <chart:grid chart:style-name="ch8" chart:class="major"/>
          </chart:axis>
          <chart:series chart:style-name="ch9" chart:values-cell-range-address="Sheet1.J3:Sheet1.J7" loext:label-string="lib" chart:class="chart:line">
            <chart:data-point chart:repeated="5"/>
          </chart:series>
          <chart:series chart:style-name="ch10" chart:values-cell-range-address="Sheet1.M3:Sheet1.M7" loext:label-string="proc" chart:class="chart:line">
            <chart:data-point chart:repeated="5"/>
          </chart:series>
          <chart:series chart:style-name="ch11" chart:values-cell-range-address="Sheet1.P3:Sheet1.P7" loext:label-string="procc" chart:class="chart:line">
            <chart:data-point chart:repeated="5"/>
          </chart:series>
          <chart:series chart:style-name="ch12" chart:values-cell-range-address="Sheet1.S3:Sheet1.S7" loext:label-string="proccf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proc</text:p>
              </table:table-cell>
              <table:table-cell office:value-type="string">
                <text:p>procc</text:p>
              </table:table-cell>
              <table:table-cell office:value-type="string">
                <text:p>procc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3371.89591">
                <text:p>3371.89591</text:p>
                <draw:g>
                  <svg:desc>Sheet1.J3:Sheet1.J7</svg:desc>
                </draw:g>
              </table:table-cell>
              <table:table-cell office:value-type="float" office:value="1240.87897">
                <text:p>1240.87897</text:p>
                <draw:g>
                  <svg:desc>Sheet1.M3:Sheet1.M7</svg:desc>
                </draw:g>
              </table:table-cell>
              <table:table-cell office:value-type="float" office:value="1143.88886">
                <text:p>1143.88886</text:p>
                <draw:g>
                  <svg:desc>Sheet1.P3:Sheet1.P7</svg:desc>
                </draw:g>
              </table:table-cell>
              <table:table-cell office:value-type="float" office:value="1160.01776">
                <text:p>1160.01776</text:p>
                <draw:g>
                  <svg:desc>Sheet1.S3:Sheet1.S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671.75558">
                <text:p>3671.75558</text:p>
              </table:table-cell>
              <table:table-cell office:value-type="float" office:value="1201.27296">
                <text:p>1201.27296</text:p>
              </table:table-cell>
              <table:table-cell office:value-type="float" office:value="1165.92254">
                <text:p>1165.92254</text:p>
              </table:table-cell>
              <table:table-cell office:value-type="float" office:value="1224.1892">
                <text:p>1224.1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90.51915">
                <text:p>3790.51915</text:p>
              </table:table-cell>
              <table:table-cell office:value-type="float" office:value="1144.98749">
                <text:p>1144.98749</text:p>
              </table:table-cell>
              <table:table-cell office:value-type="float" office:value="1190.68036">
                <text:p>1190.68036</text:p>
              </table:table-cell>
              <table:table-cell office:value-type="float" office:value="1264.35393">
                <text:p>1264.353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39.57843">
                <text:p>3939.57843</text:p>
              </table:table-cell>
              <table:table-cell office:value-type="float" office:value="1112.9118">
                <text:p>1112.9118</text:p>
              </table:table-cell>
              <table:table-cell office:value-type="float" office:value="1154.99585">
                <text:p>1154.99585</text:p>
              </table:table-cell>
              <table:table-cell office:value-type="float" office:value="1201.27749">
                <text:p>1201.277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30.03768">
                <text:p>4530.03768</text:p>
              </table:table-cell>
              <table:table-cell office:value-type="float" office:value="1201.88726">
                <text:p>1201.88726</text:p>
              </table:table-cell>
              <table:table-cell office:value-type="float" office:value="1164.29513">
                <text:p>1164.29513</text:p>
              </table:table-cell>
              <table:table-cell office:value-type="float" office:value="1257.4376">
                <text:p>1257.43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42cm" svg:height="7.842cm" xlink:href=".." xlink:type="simple" chart:class="chart:line" chart:style-name="ch1">
        <chart:title svg:x="4.718cm" svg:y="0.292cm" chart:style-name="ch2">
          <text:p>Proc time comparison</text:p>
        </chart:title>
        <chart:legend chart:legend-position="end" svg:x="11.645cm" svg:y="2.875cm" style:legend-expansion="high" chart:style-name="ch3"/>
        <chart:plot-area chart:style-name="ch4" table:cell-range-address="Sheet1.I3:Sheet1.I7 Sheet1.L3:Sheet1.L7 Sheet1.O3:Sheet1.O7 Sheet1.R3:Sheet1.R7 Sheet1.U3:Sheet1.U7" chart:data-source-has-labels="both" svg:x="1.289cm" svg:y="1.227cm" svg:width="10.078cm" svg:height="5.478cm">
          <chartooo:coordinate-region svg:x="2.281cm" svg:y="1.426cm" svg:width="8.899cm" svg:height="4.632cm"/>
          <chart:axis chart:dimension="x" chart:name="primary-x" chart:style-name="ch5" chartooo:axis-type="auto">
            <chartooo:date-scale/>
            <chart:title svg:x="5.808cm" svg:y="6.861cm" chart:style-name="ch6">
              <text:p>k rows</text:p>
            </chart:title>
            <chart:categories table:cell-range-address="Sheet1.I3:Sheet1.I7"/>
          </chart:axis>
          <chart:axis chart:dimension="y" chart:name="primary-y" chart:style-name="ch5">
            <chart:title svg:x="0.451cm" svg:y="5.029cm" chart:style-name="ch7">
              <text:p>microseconds</text:p>
            </chart:title>
            <chart:grid chart:style-name="ch8" chart:class="major"/>
          </chart:axis>
          <chart:series chart:style-name="ch9" chart:values-cell-range-address="Sheet1.L3:Sheet1.L7" loext:label-string="lib" chart:class="chart:line">
            <chart:data-point chart:repeated="5"/>
          </chart:series>
          <chart:series chart:style-name="ch10" chart:values-cell-range-address="Sheet1.O3:Sheet1.O7" loext:label-string="proc" chart:class="chart:line">
            <chart:data-point chart:repeated="5"/>
          </chart:series>
          <chart:series chart:style-name="ch11" chart:values-cell-range-address="Sheet1.R3:Sheet1.R7" loext:label-string="procc" chart:class="chart:line">
            <chart:data-point chart:repeated="5"/>
          </chart:series>
          <chart:series chart:style-name="ch12" chart:values-cell-range-address="Sheet1.U3:Sheet1.U7" loext:label-string="proccf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proc</text:p>
              </table:table-cell>
              <table:table-cell office:value-type="string">
                <text:p>procc</text:p>
              </table:table-cell>
              <table:table-cell office:value-type="string">
                <text:p>procc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625.22845">
                <text:p>625.22845</text:p>
                <draw:g>
                  <svg:desc>Sheet1.L3:Sheet1.L7</svg:desc>
                </draw:g>
              </table:table-cell>
              <table:table-cell office:value-type="float" office:value="830.50221">
                <text:p>830.50221</text:p>
                <draw:g>
                  <svg:desc>Sheet1.O3:Sheet1.O7</svg:desc>
                </draw:g>
              </table:table-cell>
              <table:table-cell office:value-type="float" office:value="710.61034">
                <text:p>710.61034</text:p>
                <draw:g>
                  <svg:desc>Sheet1.R3:Sheet1.R7</svg:desc>
                </draw:g>
              </table:table-cell>
              <table:table-cell office:value-type="float" office:value="107.53873">
                <text:p>107.53873</text:p>
                <draw:g>
                  <svg:desc>Sheet1.U3:Sheet1.U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3.69035">
                <text:p>1243.69035</text:p>
              </table:table-cell>
              <table:table-cell office:value-type="float" office:value="1603.00704">
                <text:p>1603.00704</text:p>
              </table:table-cell>
              <table:table-cell office:value-type="float" office:value="1345.40581">
                <text:p>1345.40581</text:p>
              </table:table-cell>
              <table:table-cell office:value-type="float" office:value="249.17911">
                <text:p>249.179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26.1494">
                <text:p>1926.1494</text:p>
              </table:table-cell>
              <table:table-cell office:value-type="float" office:value="2306.06015">
                <text:p>2306.06015</text:p>
              </table:table-cell>
              <table:table-cell office:value-type="float" office:value="1663.5894">
                <text:p>1663.5894</text:p>
              </table:table-cell>
              <table:table-cell office:value-type="float" office:value="329.4536">
                <text:p>329.45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05.50552">
                <text:p>2605.50552</text:p>
              </table:table-cell>
              <table:table-cell office:value-type="float" office:value="3068.85069">
                <text:p>3068.85069</text:p>
              </table:table-cell>
              <table:table-cell office:value-type="float" office:value="2001.79078">
                <text:p>2001.79078</text:p>
              </table:table-cell>
              <table:table-cell office:value-type="float" office:value="496.12744">
                <text:p>496.127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20.21073">
                <text:p>3320.21073</text:p>
              </table:table-cell>
              <table:table-cell office:value-type="float" office:value="4452.24342">
                <text:p>4452.24342</text:p>
              </table:table-cell>
              <table:table-cell office:value-type="float" office:value="2546.47524">
                <text:p>2546.47524</text:p>
              </table:table-cell>
              <table:table-cell office:value-type="float" office:value="560.25445">
                <text:p>560.254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